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71mm"/>
    </style:style>
    <style:style style:name="co3" style:family="table-column">
      <style:table-column-properties fo:break-before="auto" style:column-width="22.01mm"/>
    </style:style>
    <style:style style:name="co4" style:family="table-column">
      <style:table-column-properties fo:break-before="auto" style:column-width="14.18mm"/>
    </style:style>
    <style:style style:name="co5" style:family="table-column">
      <style:table-column-properties fo:break-before="auto" style:column-width="24.13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10.64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7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9 年 8 月 底" calcext:value-type="string" table:number-columns-spanned="11" table:number-rows-spanned="1">
            <text:p><text:s text:c="4"/>中 華 民 國 99 年 8 月 底 </text:p>
          </table:table-cell>
          <table:covered-table-cell table:number-columns-repeated="10" table:style-name="ce20"/>
          <table:table-cell table:style-name="ce46" office:value-type="string" calcext:value-type="string">
            <text:p><text:s text:c="9"/>單位：人；%</text:p>
          </table:table-cell>
          <table:table-cell table:style-name="ce4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7"/>
          <table:table-cell table:style-name="ce38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1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49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office:value-type="float" office:value="23145020" calcext:value-type="float">
            <text:p><text:s text:c="3"/>23,145,020</text:p>
          </table:table-cell>
          <table:table-cell table:style-name="ce15" office:value-type="float" office:value="978121" calcext:value-type="float">
            <text:p><text:s text:c="3"/>978,121</text:p>
          </table:table-cell>
          <table:table-cell table:style-name="ce25" office:value-type="float" office:value="4.23" calcext:value-type="float">
            <text:p><text:s text:c="3"/>4.23</text:p>
          </table:table-cell>
          <table:table-cell table:style-name="ce15" office:value-type="float" office:value="1411693" calcext:value-type="float">
            <text:p><text:s text:c="3"/>1,411,693</text:p>
          </table:table-cell>
          <table:table-cell table:style-name="ce25" office:value-type="float" office:value="6.1" calcext:value-type="float">
            <text:p><text:s text:c="3"/>6.10</text:p>
          </table:table-cell>
          <table:table-cell table:style-name="ce15" office:value-type="float" office:value="2742140" calcext:value-type="float">
            <text:p><text:s text:c="3"/>2,742,140</text:p>
          </table:table-cell>
          <table:table-cell table:style-name="ce25" office:value-type="float" office:value="11.85" calcext:value-type="float">
            <text:p><text:s text:c="3"/>11.85</text:p>
          </table:table-cell>
          <table:table-cell table:style-name="ce32" office:value-type="float" office:value="1909748" calcext:value-type="float">
            <text:p><text:s text:c="3"/>1,909,748</text:p>
          </table:table-cell>
          <table:table-cell table:style-name="ce25" office:value-type="float" office:value="8.25" calcext:value-type="float">
            <text:p><text:s text:c="3"/>8.25</text:p>
          </table:table-cell>
          <table:table-cell table:style-name="ce39" office:value-type="float" office:value="17852693" calcext:value-type="float">
            <text:p><text:s text:c="3"/>17,852,693</text:p>
          </table:table-cell>
          <table:table-cell table:style-name="ce25" office:value-type="float" office:value="77.13" calcext:value-type="float">
            <text:p><text:s text:c="3"/>77.13</text:p>
          </table:table-cell>
          <table:table-cell table:style-name="ce39" office:value-type="float" office:value="2478104" calcext:value-type="float">
            <text:p><text:s text:c="3"/>2,478,104</text:p>
          </table:table-cell>
          <table:table-cell table:style-name="ce50" office:value-type="float" office:value="10.71" calcext:value-type="float">
            <text:p><text:s text:c="3"/>10.71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office:value-type="float" office:value="23039288" calcext:value-type="float">
            <text:p><text:s text:c="3"/>23,039,288</text:p>
          </table:table-cell>
          <table:table-cell table:style-name="ce16" office:value-type="float" office:value="972777" calcext:value-type="float">
            <text:p><text:s text:c="3"/>972,777</text:p>
          </table:table-cell>
          <table:table-cell table:style-name="ce25" office:value-type="float" office:value="4.22" calcext:value-type="float">
            <text:p><text:s text:c="3"/>4.22</text:p>
          </table:table-cell>
          <table:table-cell table:style-name="ce16" office:value-type="float" office:value="1404792" calcext:value-type="float">
            <text:p><text:s text:c="3"/>1,404,792</text:p>
          </table:table-cell>
          <table:table-cell table:style-name="ce25" office:value-type="float" office:value="6.1" calcext:value-type="float">
            <text:p><text:s text:c="3"/>6.10</text:p>
          </table:table-cell>
          <table:table-cell table:style-name="ce16" office:value-type="float" office:value="2730789" calcext:value-type="float">
            <text:p><text:s text:c="3"/>2,730,789</text:p>
          </table:table-cell>
          <table:table-cell table:style-name="ce25" office:value-type="float" office:value="11.85" calcext:value-type="float">
            <text:p><text:s text:c="3"/>11.85</text:p>
          </table:table-cell>
          <table:table-cell table:style-name="ce33" office:value-type="float" office:value="1903163" calcext:value-type="float">
            <text:p><text:s text:c="3"/>1,903,163</text:p>
          </table:table-cell>
          <table:table-cell table:style-name="ce25" office:value-type="float" office:value="8.26" calcext:value-type="float">
            <text:p><text:s text:c="3"/>8.26</text:p>
          </table:table-cell>
          <table:table-cell table:style-name="ce40" office:value-type="float" office:value="17767944" calcext:value-type="float">
            <text:p><text:s text:c="3"/>17,767,944</text:p>
          </table:table-cell>
          <table:table-cell table:style-name="ce25" office:value-type="float" office:value="77.12" calcext:value-type="float">
            <text:p><text:s text:c="3"/>77.12</text:p>
          </table:table-cell>
          <table:table-cell table:style-name="ce40" office:value-type="float" office:value="2465601" calcext:value-type="float">
            <text:p><text:s text:c="3"/>2,465,601</text:p>
          </table:table-cell>
          <table:table-cell table:style-name="ce51" office:value-type="float" office:value="10.7" calcext:value-type="float">
            <text:p><text:s text:c="3"/>10.7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office:value-type="float" office:value="18904564" calcext:value-type="float">
            <text:p><text:s text:c="3"/>18,904,564</text:p>
          </table:table-cell>
          <table:table-cell table:style-name="ce16" office:value-type="float" office:value="807002" calcext:value-type="float">
            <text:p><text:s text:c="3"/>807,002</text:p>
          </table:table-cell>
          <table:table-cell table:style-name="ce25" office:value-type="float" office:value="4.27" calcext:value-type="float">
            <text:p><text:s text:c="3"/>4.27</text:p>
          </table:table-cell>
          <table:table-cell table:style-name="ce16" office:value-type="float" office:value="1167865" calcext:value-type="float">
            <text:p><text:s text:c="3"/>1,167,865</text:p>
          </table:table-cell>
          <table:table-cell table:style-name="ce25" office:value-type="float" office:value="6.18" calcext:value-type="float">
            <text:p><text:s text:c="3"/>6.18</text:p>
          </table:table-cell>
          <table:table-cell table:style-name="ce16" office:value-type="float" office:value="2271305" calcext:value-type="float">
            <text:p><text:s text:c="3"/>2,271,305</text:p>
          </table:table-cell>
          <table:table-cell table:style-name="ce25" office:value-type="float" office:value="12.01" calcext:value-type="float">
            <text:p><text:s text:c="3"/>12.01</text:p>
          </table:table-cell>
          <table:table-cell table:style-name="ce33" office:value-type="float" office:value="1584828" calcext:value-type="float">
            <text:p><text:s text:c="3"/>1,584,828</text:p>
          </table:table-cell>
          <table:table-cell table:style-name="ce25" office:value-type="float" office:value="8.38" calcext:value-type="float">
            <text:p><text:s text:c="3"/>8.38</text:p>
          </table:table-cell>
          <table:table-cell table:style-name="ce40" office:value-type="float" office:value="14512284" calcext:value-type="float">
            <text:p><text:s text:c="3"/>14,512,284</text:p>
          </table:table-cell>
          <table:table-cell table:style-name="ce25" office:value-type="float" office:value="76.77" calcext:value-type="float">
            <text:p><text:s text:c="3"/>76.77</text:p>
          </table:table-cell>
          <table:table-cell table:style-name="ce40" office:value-type="float" office:value="1981369" calcext:value-type="float">
            <text:p><text:s text:c="3"/>1,981,369</text:p>
          </table:table-cell>
          <table:table-cell table:style-name="ce51" office:value-type="float" office:value="10.48" calcext:value-type="float">
            <text:p><text:s text:c="3"/>10.4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92616" calcext:value-type="float">
            <text:p><text:s text:c="3"/>3,892,616</text:p>
          </table:table-cell>
          <table:table-cell table:style-name="ce17" office:value-type="float" office:value="162027" calcext:value-type="float">
            <text:p><text:s text:c="3"/>162,027</text:p>
          </table:table-cell>
          <table:table-cell table:style-name="ce26" office:value-type="float" office:value="4.16" calcext:value-type="float">
            <text:p><text:s text:c="3"/>4.16</text:p>
          </table:table-cell>
          <table:table-cell table:style-name="ce17" office:value-type="float" office:value="233196" calcext:value-type="float">
            <text:p><text:s text:c="3"/>233,196</text:p>
          </table:table-cell>
          <table:table-cell table:style-name="ce26" office:value-type="float" office:value="5.99" calcext:value-type="float">
            <text:p><text:s text:c="3"/>5.99</text:p>
          </table:table-cell>
          <table:table-cell table:style-name="ce17" office:value-type="float" office:value="446857" calcext:value-type="float">
            <text:p><text:s text:c="3"/>446,857</text:p>
          </table:table-cell>
          <table:table-cell table:style-name="ce26" office:value-type="float" office:value="11.48" calcext:value-type="float">
            <text:p><text:s text:c="3"/>11.48</text:p>
          </table:table-cell>
          <table:table-cell table:style-name="ce34" office:value-type="float" office:value="312664" calcext:value-type="float">
            <text:p><text:s text:c="3"/>312,664</text:p>
          </table:table-cell>
          <table:table-cell table:style-name="ce26" office:value-type="float" office:value="8.03" calcext:value-type="float">
            <text:p><text:s text:c="3"/>8.03</text:p>
          </table:table-cell>
          <table:table-cell table:style-name="ce41" office:value-type="float" office:value="3023023" calcext:value-type="float">
            <text:p><text:s text:c="3"/>3,023,023</text:p>
          </table:table-cell>
          <table:table-cell table:style-name="ce26" office:value-type="float" office:value="77.66" calcext:value-type="float">
            <text:p><text:s text:c="3"/>77.66</text:p>
          </table:table-cell>
          <table:table-cell table:style-name="ce34" office:value-type="float" office:value="318774" calcext:value-type="float">
            <text:p><text:s text:c="3"/>318,774</text:p>
          </table:table-cell>
          <table:table-cell table:style-name="ce52" office:value-type="float" office:value="8.19" calcext:value-type="float">
            <text:p><text:s text:c="3"/>8.1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0719" calcext:value-type="float">
            <text:p><text:s text:c="3"/>460,719</text:p>
          </table:table-cell>
          <table:table-cell table:style-name="ce17" office:value-type="float" office:value="18077" calcext:value-type="float">
            <text:p><text:s text:c="3"/>18,077</text:p>
          </table:table-cell>
          <table:table-cell table:style-name="ce26" office:value-type="float" office:value="3.92" calcext:value-type="float">
            <text:p><text:s text:c="3"/>3.92</text:p>
          </table:table-cell>
          <table:table-cell table:style-name="ce17" office:value-type="float" office:value="26372" calcext:value-type="float">
            <text:p><text:s text:c="3"/>26,372</text:p>
          </table:table-cell>
          <table:table-cell table:style-name="ce26" office:value-type="float" office:value="5.72" calcext:value-type="float">
            <text:p><text:s text:c="3"/>5.72</text:p>
          </table:table-cell>
          <table:table-cell table:style-name="ce17" office:value-type="float" office:value="52119" calcext:value-type="float">
            <text:p><text:s text:c="3"/>52,119</text:p>
          </table:table-cell>
          <table:table-cell table:style-name="ce26" office:value-type="float" office:value="11.31" calcext:value-type="float">
            <text:p><text:s text:c="3"/>11.31</text:p>
          </table:table-cell>
          <table:table-cell table:style-name="ce34" office:value-type="float" office:value="39691" calcext:value-type="float">
            <text:p><text:s text:c="3"/>39,691</text:p>
          </table:table-cell>
          <table:table-cell table:style-name="ce26" office:value-type="float" office:value="8.62" calcext:value-type="float">
            <text:p><text:s text:c="3"/>8.62</text:p>
          </table:table-cell>
          <table:table-cell table:style-name="ce41" office:value-type="float" office:value="355379" calcext:value-type="float">
            <text:p><text:s text:c="3"/>355,379</text:p>
          </table:table-cell>
          <table:table-cell table:style-name="ce26" office:value-type="float" office:value="77.14" calcext:value-type="float">
            <text:p><text:s text:c="3"/>77.14</text:p>
          </table:table-cell>
          <table:table-cell table:style-name="ce34" office:value-type="float" office:value="60324" calcext:value-type="float">
            <text:p><text:s text:c="3"/>60,324</text:p>
          </table:table-cell>
          <table:table-cell table:style-name="ce52" office:value-type="float" office:value="13.09" calcext:value-type="float">
            <text:p><text:s text:c="3"/>13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2003205" calcext:value-type="float">
            <text:p><text:s text:c="3"/>2,003,205</text:p>
          </table:table-cell>
          <table:table-cell table:style-name="ce17" office:value-type="float" office:value="97593" calcext:value-type="float">
            <text:p><text:s text:c="3"/>97,593</text:p>
          </table:table-cell>
          <table:table-cell table:style-name="ce26" office:value-type="float" office:value="4.87" calcext:value-type="float">
            <text:p><text:s text:c="3"/>4.87</text:p>
          </table:table-cell>
          <table:table-cell table:style-name="ce17" office:value-type="float" office:value="142280" calcext:value-type="float">
            <text:p><text:s text:c="3"/>142,280</text:p>
          </table:table-cell>
          <table:table-cell table:style-name="ce26" office:value-type="float" office:value="7.1" calcext:value-type="float">
            <text:p><text:s text:c="3"/>7.10</text:p>
          </table:table-cell>
          <table:table-cell table:style-name="ce17" office:value-type="float" office:value="278199" calcext:value-type="float">
            <text:p><text:s text:c="3"/>278,199</text:p>
          </table:table-cell>
          <table:table-cell table:style-name="ce26" office:value-type="float" office:value="13.89" calcext:value-type="float">
            <text:p><text:s text:c="3"/>13.89</text:p>
          </table:table-cell>
          <table:table-cell table:style-name="ce34" office:value-type="float" office:value="185235" calcext:value-type="float">
            <text:p><text:s text:c="3"/>185,235</text:p>
          </table:table-cell>
          <table:table-cell table:style-name="ce26" office:value-type="float" office:value="9.25" calcext:value-type="float">
            <text:p><text:s text:c="3"/>9.25</text:p>
          </table:table-cell>
          <table:table-cell table:style-name="ce41" office:value-type="float" office:value="1480208" calcext:value-type="float">
            <text:p><text:s text:c="3"/>1,480,208</text:p>
          </table:table-cell>
          <table:table-cell table:style-name="ce26" office:value-type="float" office:value="73.89" calcext:value-type="float">
            <text:p><text:s text:c="3"/>73.89</text:p>
          </table:table-cell>
          <table:table-cell table:style-name="ce34" office:value-type="float" office:value="164190" calcext:value-type="float">
            <text:p><text:s text:c="3"/>164,190</text:p>
          </table:table-cell>
          <table:table-cell table:style-name="ce52" office:value-type="float" office:value="8.2" calcext:value-type="float">
            <text:p><text:s text:c="3"/>8.2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11644" calcext:value-type="float">
            <text:p><text:s text:c="3"/>511,644</text:p>
          </table:table-cell>
          <table:table-cell table:style-name="ce17" office:value-type="float" office:value="29593" calcext:value-type="float">
            <text:p><text:s text:c="3"/>29,593</text:p>
          </table:table-cell>
          <table:table-cell table:style-name="ce26" office:value-type="float" office:value="5.78" calcext:value-type="float">
            <text:p><text:s text:c="3"/>5.78</text:p>
          </table:table-cell>
          <table:table-cell table:style-name="ce17" office:value-type="float" office:value="41777" calcext:value-type="float">
            <text:p><text:s text:c="3"/>41,777</text:p>
          </table:table-cell>
          <table:table-cell table:style-name="ce26" office:value-type="float" office:value="8.17" calcext:value-type="float">
            <text:p><text:s text:c="3"/>8.17</text:p>
          </table:table-cell>
          <table:table-cell table:style-name="ce17" office:value-type="float" office:value="75804" calcext:value-type="float">
            <text:p><text:s text:c="3"/>75,804</text:p>
          </table:table-cell>
          <table:table-cell table:style-name="ce26" office:value-type="float" office:value="14.82" calcext:value-type="float">
            <text:p><text:s text:c="3"/>14.82</text:p>
          </table:table-cell>
          <table:table-cell table:style-name="ce34" office:value-type="float" office:value="44571" calcext:value-type="float">
            <text:p><text:s text:c="3"/>44,571</text:p>
          </table:table-cell>
          <table:table-cell table:style-name="ce26" office:value-type="float" office:value="8.71" calcext:value-type="float">
            <text:p><text:s text:c="3"/>8.71</text:p>
          </table:table-cell>
          <table:table-cell table:style-name="ce41" office:value-type="float" office:value="376455" calcext:value-type="float">
            <text:p><text:s text:c="3"/>376,455</text:p>
          </table:table-cell>
          <table:table-cell table:style-name="ce26" office:value-type="float" office:value="73.58" calcext:value-type="float">
            <text:p><text:s text:c="3"/>73.58</text:p>
          </table:table-cell>
          <table:table-cell table:style-name="ce34" office:value-type="float" office:value="57404" calcext:value-type="float">
            <text:p><text:s text:c="3"/>57,404</text:p>
          </table:table-cell>
          <table:table-cell table:style-name="ce52" office:value-type="float" office:value="11.22" calcext:value-type="float">
            <text:p><text:s text:c="3"/>11.2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0561" calcext:value-type="float">
            <text:p><text:s text:c="3"/>560,561</text:p>
          </table:table-cell>
          <table:table-cell table:style-name="ce17" office:value-type="float" office:value="23967" calcext:value-type="float">
            <text:p><text:s text:c="3"/>23,967</text:p>
          </table:table-cell>
          <table:table-cell table:style-name="ce26" office:value-type="float" office:value="4.28" calcext:value-type="float">
            <text:p><text:s text:c="3"/>4.28</text:p>
          </table:table-cell>
          <table:table-cell table:style-name="ce17" office:value-type="float" office:value="34809" calcext:value-type="float">
            <text:p><text:s text:c="3"/>34,809</text:p>
          </table:table-cell>
          <table:table-cell table:style-name="ce26" office:value-type="float" office:value="6.21" calcext:value-type="float">
            <text:p><text:s text:c="3"/>6.21</text:p>
          </table:table-cell>
          <table:table-cell table:style-name="ce17" office:value-type="float" office:value="67280" calcext:value-type="float">
            <text:p><text:s text:c="3"/>67,280</text:p>
          </table:table-cell>
          <table:table-cell table:style-name="ce26" office:value-type="float" office:value="12" calcext:value-type="float">
            <text:p><text:s text:c="3"/>12.00</text:p>
          </table:table-cell>
          <table:table-cell table:style-name="ce34" office:value-type="float" office:value="46258" calcext:value-type="float">
            <text:p><text:s text:c="3"/>46,258</text:p>
          </table:table-cell>
          <table:table-cell table:style-name="ce26" office:value-type="float" office:value="8.25" calcext:value-type="float">
            <text:p><text:s text:c="3"/>8.25</text:p>
          </table:table-cell>
          <table:table-cell table:style-name="ce41" office:value-type="float" office:value="430756" calcext:value-type="float">
            <text:p><text:s text:c="3"/>430,756</text:p>
          </table:table-cell>
          <table:table-cell table:style-name="ce26" office:value-type="float" office:value="76.84" calcext:value-type="float">
            <text:p><text:s text:c="3"/>76.84</text:p>
          </table:table-cell>
          <table:table-cell table:style-name="ce34" office:value-type="float" office:value="75116" calcext:value-type="float">
            <text:p><text:s text:c="3"/>75,116</text:p>
          </table:table-cell>
          <table:table-cell table:style-name="ce52" office:value-type="float" office:value="13.4" calcext:value-type="float">
            <text:p><text:s text:c="3"/>13.4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64130" calcext:value-type="float">
            <text:p><text:s text:c="3"/>1,564,130</text:p>
          </table:table-cell>
          <table:table-cell table:style-name="ce17" office:value-type="float" office:value="71550" calcext:value-type="float">
            <text:p><text:s text:c="3"/>71,550</text:p>
          </table:table-cell>
          <table:table-cell table:style-name="ce26" office:value-type="float" office:value="4.57" calcext:value-type="float">
            <text:p><text:s text:c="3"/>4.57</text:p>
          </table:table-cell>
          <table:table-cell table:style-name="ce17" office:value-type="float" office:value="103502" calcext:value-type="float">
            <text:p><text:s text:c="3"/>103,502</text:p>
          </table:table-cell>
          <table:table-cell table:style-name="ce26" office:value-type="float" office:value="6.62" calcext:value-type="float">
            <text:p><text:s text:c="3"/>6.62</text:p>
          </table:table-cell>
          <table:table-cell table:style-name="ce17" office:value-type="float" office:value="200915" calcext:value-type="float">
            <text:p><text:s text:c="3"/>200,915</text:p>
          </table:table-cell>
          <table:table-cell table:style-name="ce26" office:value-type="float" office:value="12.85" calcext:value-type="float">
            <text:p><text:s text:c="3"/>12.85</text:p>
          </table:table-cell>
          <table:table-cell table:style-name="ce34" office:value-type="float" office:value="141152" calcext:value-type="float">
            <text:p><text:s text:c="3"/>141,152</text:p>
          </table:table-cell>
          <table:table-cell table:style-name="ce26" office:value-type="float" office:value="9.02" calcext:value-type="float">
            <text:p><text:s text:c="3"/>9.02</text:p>
          </table:table-cell>
          <table:table-cell table:style-name="ce41" office:value-type="float" office:value="1173974" calcext:value-type="float">
            <text:p><text:s text:c="3"/>1,173,974</text:p>
          </table:table-cell>
          <table:table-cell table:style-name="ce26" office:value-type="float" office:value="75.06" calcext:value-type="float">
            <text:p><text:s text:c="3"/>75.06</text:p>
          </table:table-cell>
          <table:table-cell table:style-name="ce34" office:value-type="float" office:value="139954" calcext:value-type="float">
            <text:p><text:s text:c="3"/>139,954</text:p>
          </table:table-cell>
          <table:table-cell table:style-name="ce52" office:value-type="float" office:value="8.95" calcext:value-type="float">
            <text:p><text:s text:c="3"/>8.9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08326" calcext:value-type="float">
            <text:p><text:s text:c="3"/>1,308,326</text:p>
          </table:table-cell>
          <table:table-cell table:style-name="ce17" office:value-type="float" office:value="58224" calcext:value-type="float">
            <text:p><text:s text:c="3"/>58,224</text:p>
          </table:table-cell>
          <table:table-cell table:style-name="ce26" office:value-type="float" office:value="4.45" calcext:value-type="float">
            <text:p><text:s text:c="3"/>4.45</text:p>
          </table:table-cell>
          <table:table-cell table:style-name="ce17" office:value-type="float" office:value="84084" calcext:value-type="float">
            <text:p><text:s text:c="3"/>84,084</text:p>
          </table:table-cell>
          <table:table-cell table:style-name="ce26" office:value-type="float" office:value="6.43" calcext:value-type="float">
            <text:p><text:s text:c="3"/>6.43</text:p>
          </table:table-cell>
          <table:table-cell table:style-name="ce17" office:value-type="float" office:value="162465" calcext:value-type="float">
            <text:p><text:s text:c="3"/>162,465</text:p>
          </table:table-cell>
          <table:table-cell table:style-name="ce26" office:value-type="float" office:value="12.42" calcext:value-type="float">
            <text:p><text:s text:c="3"/>12.42</text:p>
          </table:table-cell>
          <table:table-cell table:style-name="ce34" office:value-type="float" office:value="109082" calcext:value-type="float">
            <text:p><text:s text:c="3"/>109,082</text:p>
          </table:table-cell>
          <table:table-cell table:style-name="ce26" office:value-type="float" office:value="8.34" calcext:value-type="float">
            <text:p><text:s text:c="3"/>8.34</text:p>
          </table:table-cell>
          <table:table-cell table:style-name="ce41" office:value-type="float" office:value="999130" calcext:value-type="float">
            <text:p><text:s text:c="3"/>999,130</text:p>
          </table:table-cell>
          <table:table-cell table:style-name="ce26" office:value-type="float" office:value="76.37" calcext:value-type="float">
            <text:p><text:s text:c="3"/>76.37</text:p>
          </table:table-cell>
          <table:table-cell table:style-name="ce34" office:value-type="float" office:value="157736" calcext:value-type="float">
            <text:p><text:s text:c="3"/>157,736</text:p>
          </table:table-cell>
          <table:table-cell table:style-name="ce52" office:value-type="float" office:value="12.06" calcext:value-type="float">
            <text:p><text:s text:c="3"/>12.0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27774" calcext:value-type="float">
            <text:p><text:s text:c="3"/>527,774</text:p>
          </table:table-cell>
          <table:table-cell table:style-name="ce17" office:value-type="float" office:value="20139" calcext:value-type="float">
            <text:p><text:s text:c="3"/>20,139</text:p>
          </table:table-cell>
          <table:table-cell table:style-name="ce26" office:value-type="float" office:value="3.82" calcext:value-type="float">
            <text:p><text:s text:c="3"/>3.82</text:p>
          </table:table-cell>
          <table:table-cell table:style-name="ce17" office:value-type="float" office:value="29428" calcext:value-type="float">
            <text:p><text:s text:c="3"/>29,428</text:p>
          </table:table-cell>
          <table:table-cell table:style-name="ce26" office:value-type="float" office:value="5.58" calcext:value-type="float">
            <text:p><text:s text:c="3"/>5.58</text:p>
          </table:table-cell>
          <table:table-cell table:style-name="ce17" office:value-type="float" office:value="58700" calcext:value-type="float">
            <text:p><text:s text:c="3"/>58,700</text:p>
          </table:table-cell>
          <table:table-cell table:style-name="ce26" office:value-type="float" office:value="11.12" calcext:value-type="float">
            <text:p><text:s text:c="3"/>11.12</text:p>
          </table:table-cell>
          <table:table-cell table:style-name="ce34" office:value-type="float" office:value="43355" calcext:value-type="float">
            <text:p><text:s text:c="3"/>43,355</text:p>
          </table:table-cell>
          <table:table-cell table:style-name="ce26" office:value-type="float" office:value="8.21" calcext:value-type="float">
            <text:p><text:s text:c="3"/>8.21</text:p>
          </table:table-cell>
          <table:table-cell table:style-name="ce41" office:value-type="float" office:value="410694" calcext:value-type="float">
            <text:p><text:s text:c="3"/>410,694</text:p>
          </table:table-cell>
          <table:table-cell table:style-name="ce26" office:value-type="float" office:value="77.82" calcext:value-type="float">
            <text:p><text:s text:c="3"/>77.82</text:p>
          </table:table-cell>
          <table:table-cell table:style-name="ce34" office:value-type="float" office:value="71342" calcext:value-type="float">
            <text:p><text:s text:c="3"/>71,342</text:p>
          </table:table-cell>
          <table:table-cell table:style-name="ce52" office:value-type="float" office:value="13.52" calcext:value-type="float">
            <text:p><text:s text:c="3"/>13.5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18196" calcext:value-type="float">
            <text:p><text:s text:c="3"/>718,196</text:p>
          </table:table-cell>
          <table:table-cell table:style-name="ce17" office:value-type="float" office:value="29235" calcext:value-type="float">
            <text:p><text:s text:c="3"/>29,235</text:p>
          </table:table-cell>
          <table:table-cell table:style-name="ce26" office:value-type="float" office:value="4.07" calcext:value-type="float">
            <text:p><text:s text:c="3"/>4.07</text:p>
          </table:table-cell>
          <table:table-cell table:style-name="ce17" office:value-type="float" office:value="42315" calcext:value-type="float">
            <text:p><text:s text:c="3"/>42,315</text:p>
          </table:table-cell>
          <table:table-cell table:style-name="ce26" office:value-type="float" office:value="5.89" calcext:value-type="float">
            <text:p><text:s text:c="3"/>5.89</text:p>
          </table:table-cell>
          <table:table-cell table:style-name="ce17" office:value-type="float" office:value="82820" calcext:value-type="float">
            <text:p><text:s text:c="3"/>82,820</text:p>
          </table:table-cell>
          <table:table-cell table:style-name="ce26" office:value-type="float" office:value="11.53" calcext:value-type="float">
            <text:p><text:s text:c="3"/>11.53</text:p>
          </table:table-cell>
          <table:table-cell table:style-name="ce34" office:value-type="float" office:value="55114" calcext:value-type="float">
            <text:p><text:s text:c="3"/>55,114</text:p>
          </table:table-cell>
          <table:table-cell table:style-name="ce26" office:value-type="float" office:value="7.67" calcext:value-type="float">
            <text:p><text:s text:c="3"/>7.67</text:p>
          </table:table-cell>
          <table:table-cell table:style-name="ce41" office:value-type="float" office:value="562336" calcext:value-type="float">
            <text:p><text:s text:c="3"/>562,336</text:p>
          </table:table-cell>
          <table:table-cell table:style-name="ce26" office:value-type="float" office:value="78.3" calcext:value-type="float">
            <text:p><text:s text:c="3"/>78.30</text:p>
          </table:table-cell>
          <table:table-cell table:style-name="ce34" office:value-type="float" office:value="108086" calcext:value-type="float">
            <text:p><text:s text:c="3"/>108,086</text:p>
          </table:table-cell>
          <table:table-cell table:style-name="ce52" office:value-type="float" office:value="15.05" calcext:value-type="float">
            <text:p><text:s text:c="3"/>15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4236" calcext:value-type="float">
            <text:p><text:s text:c="3"/>544,236</text:p>
          </table:table-cell>
          <table:table-cell table:style-name="ce17" office:value-type="float" office:value="20958" calcext:value-type="float">
            <text:p><text:s text:c="3"/>20,958</text:p>
          </table:table-cell>
          <table:table-cell table:style-name="ce26" office:value-type="float" office:value="3.85" calcext:value-type="float">
            <text:p><text:s text:c="3"/>3.85</text:p>
          </table:table-cell>
          <table:table-cell table:style-name="ce17" office:value-type="float" office:value="30186" calcext:value-type="float">
            <text:p><text:s text:c="3"/>30,186</text:p>
          </table:table-cell>
          <table:table-cell table:style-name="ce26" office:value-type="float" office:value="5.55" calcext:value-type="float">
            <text:p><text:s text:c="3"/>5.55</text:p>
          </table:table-cell>
          <table:table-cell table:style-name="ce17" office:value-type="float" office:value="58253" calcext:value-type="float">
            <text:p><text:s text:c="3"/>58,253</text:p>
          </table:table-cell>
          <table:table-cell table:style-name="ce26" office:value-type="float" office:value="10.7" calcext:value-type="float">
            <text:p><text:s text:c="3"/>10.70</text:p>
          </table:table-cell>
          <table:table-cell table:style-name="ce34" office:value-type="float" office:value="40036" calcext:value-type="float">
            <text:p><text:s text:c="3"/>40,036</text:p>
          </table:table-cell>
          <table:table-cell table:style-name="ce26" office:value-type="float" office:value="7.36" calcext:value-type="float">
            <text:p><text:s text:c="3"/>7.36</text:p>
          </table:table-cell>
          <table:table-cell table:style-name="ce41" office:value-type="float" office:value="431797" calcext:value-type="float">
            <text:p><text:s text:c="3"/>431,797</text:p>
          </table:table-cell>
          <table:table-cell table:style-name="ce26" office:value-type="float" office:value="79.34" calcext:value-type="float">
            <text:p><text:s text:c="3"/>79.34</text:p>
          </table:table-cell>
          <table:table-cell table:style-name="ce34" office:value-type="float" office:value="85155" calcext:value-type="float">
            <text:p><text:s text:c="3"/>85,155</text:p>
          </table:table-cell>
          <table:table-cell table:style-name="ce52" office:value-type="float" office:value="15.65" calcext:value-type="float">
            <text:p><text:s text:c="3"/>15.6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2096" calcext:value-type="float">
            <text:p><text:s text:c="3"/>1,102,096</text:p>
          </table:table-cell>
          <table:table-cell table:style-name="ce17" office:value-type="float" office:value="40722" calcext:value-type="float">
            <text:p><text:s text:c="3"/>40,722</text:p>
          </table:table-cell>
          <table:table-cell table:style-name="ce26" office:value-type="float" office:value="3.69" calcext:value-type="float">
            <text:p><text:s text:c="3"/>3.69</text:p>
          </table:table-cell>
          <table:table-cell table:style-name="ce17" office:value-type="float" office:value="58836" calcext:value-type="float">
            <text:p><text:s text:c="3"/>58,836</text:p>
          </table:table-cell>
          <table:table-cell table:style-name="ce26" office:value-type="float" office:value="5.34" calcext:value-type="float">
            <text:p><text:s text:c="3"/>5.34</text:p>
          </table:table-cell>
          <table:table-cell table:style-name="ce17" office:value-type="float" office:value="114682" calcext:value-type="float">
            <text:p><text:s text:c="3"/>114,682</text:p>
          </table:table-cell>
          <table:table-cell table:style-name="ce26" office:value-type="float" office:value="10.41" calcext:value-type="float">
            <text:p><text:s text:c="3"/>10.41</text:p>
          </table:table-cell>
          <table:table-cell table:style-name="ce34" office:value-type="float" office:value="84302" calcext:value-type="float">
            <text:p><text:s text:c="3"/>84,302</text:p>
          </table:table-cell>
          <table:table-cell table:style-name="ce26" office:value-type="float" office:value="7.65" calcext:value-type="float">
            <text:p><text:s text:c="3"/>7.65</text:p>
          </table:table-cell>
          <table:table-cell table:style-name="ce41" office:value-type="float" office:value="873134" calcext:value-type="float">
            <text:p><text:s text:c="3"/>873,134</text:p>
          </table:table-cell>
          <table:table-cell table:style-name="ce26" office:value-type="float" office:value="79.22" calcext:value-type="float">
            <text:p><text:s text:c="3"/>79.22</text:p>
          </table:table-cell>
          <table:table-cell table:style-name="ce34" office:value-type="float" office:value="142693" calcext:value-type="float">
            <text:p><text:s text:c="3"/>142,693</text:p>
          </table:table-cell>
          <table:table-cell table:style-name="ce52" office:value-type="float" office:value="12.95" calcext:value-type="float">
            <text:p><text:s text:c="3"/>12.9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3453" calcext:value-type="float">
            <text:p><text:s text:c="3"/>1,243,453</text:p>
          </table:table-cell>
          <table:table-cell table:style-name="ce17" office:value-type="float" office:value="49082" calcext:value-type="float">
            <text:p><text:s text:c="3"/>49,082</text:p>
          </table:table-cell>
          <table:table-cell table:style-name="ce26" office:value-type="float" office:value="3.95" calcext:value-type="float">
            <text:p><text:s text:c="3"/>3.95</text:p>
          </table:table-cell>
          <table:table-cell table:style-name="ce17" office:value-type="float" office:value="70256" calcext:value-type="float">
            <text:p><text:s text:c="3"/>70,256</text:p>
          </table:table-cell>
          <table:table-cell table:style-name="ce26" office:value-type="float" office:value="5.65" calcext:value-type="float">
            <text:p><text:s text:c="3"/>5.65</text:p>
          </table:table-cell>
          <table:table-cell table:style-name="ce17" office:value-type="float" office:value="134828" calcext:value-type="float">
            <text:p><text:s text:c="3"/>134,828</text:p>
          </table:table-cell>
          <table:table-cell table:style-name="ce26" office:value-type="float" office:value="10.84" calcext:value-type="float">
            <text:p><text:s text:c="3"/>10.84</text:p>
          </table:table-cell>
          <table:table-cell table:style-name="ce34" office:value-type="float" office:value="98532" calcext:value-type="float">
            <text:p><text:s text:c="3"/>98,532</text:p>
          </table:table-cell>
          <table:table-cell table:style-name="ce26" office:value-type="float" office:value="7.92" calcext:value-type="float">
            <text:p><text:s text:c="3"/>7.92</text:p>
          </table:table-cell>
          <table:table-cell table:style-name="ce41" office:value-type="float" office:value="975142" calcext:value-type="float">
            <text:p><text:s text:c="3"/>975,142</text:p>
          </table:table-cell>
          <table:table-cell table:style-name="ce26" office:value-type="float" office:value="78.42" calcext:value-type="float">
            <text:p><text:s text:c="3"/>78.42</text:p>
          </table:table-cell>
          <table:table-cell table:style-name="ce34" office:value-type="float" office:value="129609" calcext:value-type="float">
            <text:p><text:s text:c="3"/>129,609</text:p>
          </table:table-cell>
          <table:table-cell table:style-name="ce52" office:value-type="float" office:value="10.42" calcext:value-type="float">
            <text:p><text:s text:c="3"/>10.4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76181" calcext:value-type="float">
            <text:p><text:s text:c="3"/>876,181</text:p>
          </table:table-cell>
          <table:table-cell table:style-name="ce17" office:value-type="float" office:value="32048" calcext:value-type="float">
            <text:p><text:s text:c="3"/>32,048</text:p>
          </table:table-cell>
          <table:table-cell table:style-name="ce26" office:value-type="float" office:value="3.66" calcext:value-type="float">
            <text:p><text:s text:c="3"/>3.66</text:p>
          </table:table-cell>
          <table:table-cell table:style-name="ce17" office:value-type="float" office:value="47134" calcext:value-type="float">
            <text:p><text:s text:c="3"/>47,134</text:p>
          </table:table-cell>
          <table:table-cell table:style-name="ce26" office:value-type="float" office:value="5.38" calcext:value-type="float">
            <text:p><text:s text:c="3"/>5.38</text:p>
          </table:table-cell>
          <table:table-cell table:style-name="ce17" office:value-type="float" office:value="94692" calcext:value-type="float">
            <text:p><text:s text:c="3"/>94,692</text:p>
          </table:table-cell>
          <table:table-cell table:style-name="ce26" office:value-type="float" office:value="10.81" calcext:value-type="float">
            <text:p><text:s text:c="3"/>10.81</text:p>
          </table:table-cell>
          <table:table-cell table:style-name="ce34" office:value-type="float" office:value="71940" calcext:value-type="float">
            <text:p><text:s text:c="3"/>71,940</text:p>
          </table:table-cell>
          <table:table-cell table:style-name="ce26" office:value-type="float" office:value="8.21" calcext:value-type="float">
            <text:p><text:s text:c="3"/>8.21</text:p>
          </table:table-cell>
          <table:table-cell table:style-name="ce41" office:value-type="float" office:value="685634" calcext:value-type="float">
            <text:p><text:s text:c="3"/>685,634</text:p>
          </table:table-cell>
          <table:table-cell table:style-name="ce26" office:value-type="float" office:value="78.25" calcext:value-type="float">
            <text:p><text:s text:c="3"/>78.25</text:p>
          </table:table-cell>
          <table:table-cell table:style-name="ce34" office:value-type="float" office:value="110266" calcext:value-type="float">
            <text:p><text:s text:c="3"/>110,266</text:p>
          </table:table-cell>
          <table:table-cell table:style-name="ce52" office:value-type="float" office:value="12.58" calcext:value-type="float">
            <text:p><text:s text:c="3"/>12.5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1140" calcext:value-type="float">
            <text:p><text:s text:c="3"/>231,140</text:p>
          </table:table-cell>
          <table:table-cell table:style-name="ce17" office:value-type="float" office:value="9644" calcext:value-type="float">
            <text:p><text:s text:c="3"/>9,644</text:p>
          </table:table-cell>
          <table:table-cell table:style-name="ce26" office:value-type="float" office:value="4.17" calcext:value-type="float">
            <text:p><text:s text:c="3"/>4.17</text:p>
          </table:table-cell>
          <table:table-cell table:style-name="ce17" office:value-type="float" office:value="13804" calcext:value-type="float">
            <text:p><text:s text:c="3"/>13,804</text:p>
          </table:table-cell>
          <table:table-cell table:style-name="ce26" office:value-type="float" office:value="5.97" calcext:value-type="float">
            <text:p><text:s text:c="3"/>5.97</text:p>
          </table:table-cell>
          <table:table-cell table:style-name="ce17" office:value-type="float" office:value="26828" calcext:value-type="float">
            <text:p><text:s text:c="3"/>26,828</text:p>
          </table:table-cell>
          <table:table-cell table:style-name="ce26" office:value-type="float" office:value="11.61" calcext:value-type="float">
            <text:p><text:s text:c="3"/>11.61</text:p>
          </table:table-cell>
          <table:table-cell table:style-name="ce34" office:value-type="float" office:value="18464" calcext:value-type="float">
            <text:p><text:s text:c="3"/>18,464</text:p>
          </table:table-cell>
          <table:table-cell table:style-name="ce26" office:value-type="float" office:value="7.99" calcext:value-type="float">
            <text:p><text:s text:c="3"/>7.99</text:p>
          </table:table-cell>
          <table:table-cell table:style-name="ce41" office:value-type="float" office:value="179529" calcext:value-type="float">
            <text:p><text:s text:c="3"/>179,529</text:p>
          </table:table-cell>
          <table:table-cell table:style-name="ce26" office:value-type="float" office:value="77.67" calcext:value-type="float">
            <text:p><text:s text:c="3"/>77.67</text:p>
          </table:table-cell>
          <table:table-cell table:style-name="ce34" office:value-type="float" office:value="30167" calcext:value-type="float">
            <text:p><text:s text:c="3"/>30,167</text:p>
          </table:table-cell>
          <table:table-cell table:style-name="ce52" office:value-type="float" office:value="13.05" calcext:value-type="float">
            <text:p><text:s text:c="3"/>13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39546" calcext:value-type="float">
            <text:p><text:s text:c="3"/>339,546</text:p>
          </table:table-cell>
          <table:table-cell table:style-name="ce17" office:value-type="float" office:value="13441" calcext:value-type="float">
            <text:p><text:s text:c="3"/>13,441</text:p>
          </table:table-cell>
          <table:table-cell table:style-name="ce26" office:value-type="float" office:value="3.96" calcext:value-type="float">
            <text:p><text:s text:c="3"/>3.96</text:p>
          </table:table-cell>
          <table:table-cell table:style-name="ce17" office:value-type="float" office:value="19518" calcext:value-type="float">
            <text:p><text:s text:c="3"/>19,518</text:p>
          </table:table-cell>
          <table:table-cell table:style-name="ce26" office:value-type="float" office:value="5.75" calcext:value-type="float">
            <text:p><text:s text:c="3"/>5.75</text:p>
          </table:table-cell>
          <table:table-cell table:style-name="ce17" office:value-type="float" office:value="38153" calcext:value-type="float">
            <text:p><text:s text:c="3"/>38,153</text:p>
          </table:table-cell>
          <table:table-cell table:style-name="ce26" office:value-type="float" office:value="11.24" calcext:value-type="float">
            <text:p><text:s text:c="3"/>11.24</text:p>
          </table:table-cell>
          <table:table-cell table:style-name="ce34" office:value-type="float" office:value="28366" calcext:value-type="float">
            <text:p><text:s text:c="3"/>28,366</text:p>
          </table:table-cell>
          <table:table-cell table:style-name="ce26" office:value-type="float" office:value="8.35" calcext:value-type="float">
            <text:p><text:s text:c="3"/>8.35</text:p>
          </table:table-cell>
          <table:table-cell table:style-name="ce41" office:value-type="float" office:value="263512" calcext:value-type="float">
            <text:p><text:s text:c="3"/>263,512</text:p>
          </table:table-cell>
          <table:table-cell table:style-name="ce26" office:value-type="float" office:value="77.61" calcext:value-type="float">
            <text:p><text:s text:c="3"/>77.61</text:p>
          </table:table-cell>
          <table:table-cell table:style-name="ce34" office:value-type="float" office:value="42427" calcext:value-type="float">
            <text:p><text:s text:c="3"/>42,427</text:p>
          </table:table-cell>
          <table:table-cell table:style-name="ce52" office:value-type="float" office:value="12.5" calcext:value-type="float">
            <text:p><text:s text:c="3"/>12.5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6490" calcext:value-type="float">
            <text:p><text:s text:c="3"/>96,490</text:p>
          </table:table-cell>
          <table:table-cell table:style-name="ce17" office:value-type="float" office:value="3766" calcext:value-type="float">
            <text:p><text:s text:c="3"/>3,766</text:p>
          </table:table-cell>
          <table:table-cell table:style-name="ce26" office:value-type="float" office:value="3.9" calcext:value-type="float">
            <text:p><text:s text:c="3"/>3.90</text:p>
          </table:table-cell>
          <table:table-cell table:style-name="ce17" office:value-type="float" office:value="5395" calcext:value-type="float">
            <text:p><text:s text:c="3"/>5,395</text:p>
          </table:table-cell>
          <table:table-cell table:style-name="ce26" office:value-type="float" office:value="5.59" calcext:value-type="float">
            <text:p><text:s text:c="3"/>5.59</text:p>
          </table:table-cell>
          <table:table-cell table:style-name="ce17" office:value-type="float" office:value="10134" calcext:value-type="float">
            <text:p><text:s text:c="3"/>10,134</text:p>
          </table:table-cell>
          <table:table-cell table:style-name="ce26" office:value-type="float" office:value="10.5" calcext:value-type="float">
            <text:p><text:s text:c="3"/>10.50</text:p>
          </table:table-cell>
          <table:table-cell table:style-name="ce34" office:value-type="float" office:value="6781" calcext:value-type="float">
            <text:p><text:s text:c="3"/>6,781</text:p>
          </table:table-cell>
          <table:table-cell table:style-name="ce26" office:value-type="float" office:value="7.03" calcext:value-type="float">
            <text:p><text:s text:c="3"/>7.03</text:p>
          </table:table-cell>
          <table:table-cell table:style-name="ce41" office:value-type="float" office:value="76889" calcext:value-type="float">
            <text:p><text:s text:c="3"/>76,889</text:p>
          </table:table-cell>
          <table:table-cell table:style-name="ce26" office:value-type="float" office:value="79.69" calcext:value-type="float">
            <text:p><text:s text:c="3"/>79.69</text:p>
          </table:table-cell>
          <table:table-cell table:style-name="ce34" office:value-type="float" office:value="14018" calcext:value-type="float">
            <text:p><text:s text:c="3"/>14,018</text:p>
          </table:table-cell>
          <table:table-cell table:style-name="ce52" office:value-type="float" office:value="14.53" calcext:value-type="float">
            <text:p><text:s text:c="3"/>14.5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5388" calcext:value-type="float">
            <text:p><text:s text:c="3"/>385,388</text:p>
          </table:table-cell>
          <table:table-cell table:style-name="ce17" office:value-type="float" office:value="13300" calcext:value-type="float">
            <text:p><text:s text:c="3"/>13,300</text:p>
          </table:table-cell>
          <table:table-cell table:style-name="ce26" office:value-type="float" office:value="3.45" calcext:value-type="float">
            <text:p><text:s text:c="3"/>3.45</text:p>
          </table:table-cell>
          <table:table-cell table:style-name="ce17" office:value-type="float" office:value="19529" calcext:value-type="float">
            <text:p><text:s text:c="3"/>19,529</text:p>
          </table:table-cell>
          <table:table-cell table:style-name="ce26" office:value-type="float" office:value="5.07" calcext:value-type="float">
            <text:p><text:s text:c="3"/>5.07</text:p>
          </table:table-cell>
          <table:table-cell table:style-name="ce17" office:value-type="float" office:value="40270" calcext:value-type="float">
            <text:p><text:s text:c="3"/>40,270</text:p>
          </table:table-cell>
          <table:table-cell table:style-name="ce26" office:value-type="float" office:value="10.45" calcext:value-type="float">
            <text:p><text:s text:c="3"/>10.45</text:p>
          </table:table-cell>
          <table:table-cell table:style-name="ce34" office:value-type="float" office:value="32078" calcext:value-type="float">
            <text:p><text:s text:c="3"/>32,078</text:p>
          </table:table-cell>
          <table:table-cell table:style-name="ce26" office:value-type="float" office:value="8.32" calcext:value-type="float">
            <text:p><text:s text:c="3"/>8.32</text:p>
          </table:table-cell>
          <table:table-cell table:style-name="ce41" office:value-type="float" office:value="301883" calcext:value-type="float">
            <text:p><text:s text:c="3"/>301,883</text:p>
          </table:table-cell>
          <table:table-cell table:style-name="ce26" office:value-type="float" office:value="78.33" calcext:value-type="float">
            <text:p><text:s text:c="3"/>78.33</text:p>
          </table:table-cell>
          <table:table-cell table:style-name="ce34" office:value-type="float" office:value="42441" calcext:value-type="float">
            <text:p><text:s text:c="3"/>42,441</text:p>
          </table:table-cell>
          <table:table-cell table:style-name="ce52" office:value-type="float" office:value="11.01" calcext:value-type="float">
            <text:p><text:s text:c="3"/>11.0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14004" calcext:value-type="float">
            <text:p><text:s text:c="3"/>414,004</text:p>
          </table:table-cell>
          <table:table-cell table:style-name="ce17" office:value-type="float" office:value="24494" calcext:value-type="float">
            <text:p><text:s text:c="3"/>24,494</text:p>
          </table:table-cell>
          <table:table-cell table:style-name="ce26" office:value-type="float" office:value="5.92" calcext:value-type="float">
            <text:p><text:s text:c="3"/>5.92</text:p>
          </table:table-cell>
          <table:table-cell table:style-name="ce17" office:value-type="float" office:value="34250" calcext:value-type="float">
            <text:p><text:s text:c="3"/>34,250</text:p>
          </table:table-cell>
          <table:table-cell table:style-name="ce26" office:value-type="float" office:value="8.27" calcext:value-type="float">
            <text:p><text:s text:c="3"/>8.27</text:p>
          </table:table-cell>
          <table:table-cell table:style-name="ce17" office:value-type="float" office:value="62036" calcext:value-type="float">
            <text:p><text:s text:c="3"/>62,036</text:p>
          </table:table-cell>
          <table:table-cell table:style-name="ce26" office:value-type="float" office:value="14.98" calcext:value-type="float">
            <text:p><text:s text:c="3"/>14.98</text:p>
          </table:table-cell>
          <table:table-cell table:style-name="ce34" office:value-type="float" office:value="35293" calcext:value-type="float">
            <text:p><text:s text:c="3"/>35,293</text:p>
          </table:table-cell>
          <table:table-cell table:style-name="ce26" office:value-type="float" office:value="8.52" calcext:value-type="float">
            <text:p><text:s text:c="3"/>8.52</text:p>
          </table:table-cell>
          <table:table-cell table:style-name="ce41" office:value-type="float" office:value="305585" calcext:value-type="float">
            <text:p><text:s text:c="3"/>305,585</text:p>
          </table:table-cell>
          <table:table-cell table:style-name="ce26" office:value-type="float" office:value="73.81" calcext:value-type="float">
            <text:p><text:s text:c="3"/>73.81</text:p>
          </table:table-cell>
          <table:table-cell table:style-name="ce34" office:value-type="float" office:value="38837" calcext:value-type="float">
            <text:p><text:s text:c="3"/>38,837</text:p>
          </table:table-cell>
          <table:table-cell table:style-name="ce52" office:value-type="float" office:value="9.38" calcext:value-type="float">
            <text:p><text:s text:c="3"/>9.3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80140" calcext:value-type="float">
            <text:p><text:s text:c="3"/>1,080,140</text:p>
          </table:table-cell>
          <table:table-cell table:style-name="ce17" office:value-type="float" office:value="47187" calcext:value-type="float">
            <text:p><text:s text:c="3"/>47,187</text:p>
          </table:table-cell>
          <table:table-cell table:style-name="ce26" office:value-type="float" office:value="4.37" calcext:value-type="float">
            <text:p><text:s text:c="3"/>4.37</text:p>
          </table:table-cell>
          <table:table-cell table:style-name="ce17" office:value-type="float" office:value="69643" calcext:value-type="float">
            <text:p><text:s text:c="3"/>69,643</text:p>
          </table:table-cell>
          <table:table-cell table:style-name="ce26" office:value-type="float" office:value="6.45" calcext:value-type="float">
            <text:p><text:s text:c="3"/>6.45</text:p>
          </table:table-cell>
          <table:table-cell table:style-name="ce17" office:value-type="float" office:value="141501" calcext:value-type="float">
            <text:p><text:s text:c="3"/>141,501</text:p>
          </table:table-cell>
          <table:table-cell table:style-name="ce26" office:value-type="float" office:value="13.1" calcext:value-type="float">
            <text:p><text:s text:c="3"/>13.10</text:p>
          </table:table-cell>
          <table:table-cell table:style-name="ce34" office:value-type="float" office:value="101266" calcext:value-type="float">
            <text:p><text:s text:c="3"/>101,266</text:p>
          </table:table-cell>
          <table:table-cell table:style-name="ce26" office:value-type="float" office:value="9.38" calcext:value-type="float">
            <text:p><text:s text:c="3"/>9.38</text:p>
          </table:table-cell>
          <table:table-cell table:style-name="ce41" office:value-type="float" office:value="806467" calcext:value-type="float">
            <text:p><text:s text:c="3"/>806,467</text:p>
          </table:table-cell>
          <table:table-cell table:style-name="ce26" office:value-type="float" office:value="74.66" calcext:value-type="float">
            <text:p><text:s text:c="3"/>74.66</text:p>
          </table:table-cell>
          <table:table-cell table:style-name="ce34" office:value-type="float" office:value="88575" calcext:value-type="float">
            <text:p><text:s text:c="3"/>88,575</text:p>
          </table:table-cell>
          <table:table-cell table:style-name="ce52" office:value-type="float" office:value="8.2" calcext:value-type="float">
            <text:p><text:s text:c="3"/>8.2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2782" calcext:value-type="float">
            <text:p><text:s text:c="3"/>272,782</text:p>
          </table:table-cell>
          <table:table-cell table:style-name="ce17" office:value-type="float" office:value="10653" calcext:value-type="float">
            <text:p><text:s text:c="3"/>10,653</text:p>
          </table:table-cell>
          <table:table-cell table:style-name="ce26" office:value-type="float" office:value="3.91" calcext:value-type="float">
            <text:p><text:s text:c="3"/>3.91</text:p>
          </table:table-cell>
          <table:table-cell table:style-name="ce17" office:value-type="float" office:value="16249" calcext:value-type="float">
            <text:p><text:s text:c="3"/>16,249</text:p>
          </table:table-cell>
          <table:table-cell table:style-name="ce26" office:value-type="float" office:value="5.96" calcext:value-type="float">
            <text:p><text:s text:c="3"/>5.96</text:p>
          </table:table-cell>
          <table:table-cell table:style-name="ce17" office:value-type="float" office:value="35036" calcext:value-type="float">
            <text:p><text:s text:c="3"/>35,036</text:p>
          </table:table-cell>
          <table:table-cell table:style-name="ce26" office:value-type="float" office:value="12.84" calcext:value-type="float">
            <text:p><text:s text:c="3"/>12.84</text:p>
          </table:table-cell>
          <table:table-cell table:style-name="ce34" office:value-type="float" office:value="25675" calcext:value-type="float">
            <text:p><text:s text:c="3"/>25,675</text:p>
          </table:table-cell>
          <table:table-cell table:style-name="ce26" office:value-type="float" office:value="9.41" calcext:value-type="float">
            <text:p><text:s text:c="3"/>9.41</text:p>
          </table:table-cell>
          <table:table-cell table:style-name="ce41" office:value-type="float" office:value="204613" calcext:value-type="float">
            <text:p><text:s text:c="3"/>204,613</text:p>
          </table:table-cell>
          <table:table-cell table:style-name="ce26" office:value-type="float" office:value="75.01" calcext:value-type="float">
            <text:p><text:s text:c="3"/>75.01</text:p>
          </table:table-cell>
          <table:table-cell table:style-name="ce34" office:value-type="float" office:value="29868" calcext:value-type="float">
            <text:p><text:s text:c="3"/>29,868</text:p>
          </table:table-cell>
          <table:table-cell table:style-name="ce52" office:value-type="float" office:value="10.95" calcext:value-type="float">
            <text:p><text:s text:c="3"/>10.9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71937" calcext:value-type="float">
            <text:p><text:s text:c="3"/>771,937</text:p>
          </table:table-cell>
          <table:table-cell table:style-name="ce17" office:value-type="float" office:value="31302" calcext:value-type="float">
            <text:p><text:s text:c="3"/>31,302</text:p>
          </table:table-cell>
          <table:table-cell table:style-name="ce26" office:value-type="float" office:value="4.05" calcext:value-type="float">
            <text:p><text:s text:c="3"/>4.05</text:p>
          </table:table-cell>
          <table:table-cell table:style-name="ce17" office:value-type="float" office:value="45302" calcext:value-type="float">
            <text:p><text:s text:c="3"/>45,302</text:p>
          </table:table-cell>
          <table:table-cell table:style-name="ce26" office:value-type="float" office:value="5.87" calcext:value-type="float">
            <text:p><text:s text:c="3"/>5.87</text:p>
          </table:table-cell>
          <table:table-cell table:style-name="ce17" office:value-type="float" office:value="89733" calcext:value-type="float">
            <text:p><text:s text:c="3"/>89,733</text:p>
          </table:table-cell>
          <table:table-cell table:style-name="ce26" office:value-type="float" office:value="11.62" calcext:value-type="float">
            <text:p><text:s text:c="3"/>11.62</text:p>
          </table:table-cell>
          <table:table-cell table:style-name="ce34" office:value-type="float" office:value="64973" calcext:value-type="float">
            <text:p><text:s text:c="3"/>64,973</text:p>
          </table:table-cell>
          <table:table-cell table:style-name="ce26" office:value-type="float" office:value="8.42" calcext:value-type="float">
            <text:p><text:s text:c="3"/>8.42</text:p>
          </table:table-cell>
          <table:table-cell table:style-name="ce41" office:value-type="float" office:value="596144" calcext:value-type="float">
            <text:p><text:s text:c="3"/>596,144</text:p>
          </table:table-cell>
          <table:table-cell table:style-name="ce26" office:value-type="float" office:value="77.23" calcext:value-type="float">
            <text:p><text:s text:c="3"/>77.23</text:p>
          </table:table-cell>
          <table:table-cell table:style-name="ce34" office:value-type="float" office:value="74387" calcext:value-type="float">
            <text:p><text:s text:c="3"/>74,387</text:p>
          </table:table-cell>
          <table:table-cell table:style-name="ce52" office:value-type="float" office:value="9.64" calcext:value-type="float">
            <text:p><text:s text:c="3"/>9.64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05309" calcext:value-type="float">
            <text:p><text:s text:c="3"/>2,605,309</text:p>
          </table:table-cell>
          <table:table-cell table:style-name="ce18" office:value-type="float" office:value="106096" calcext:value-type="float">
            <text:p><text:s text:c="3"/>106,096</text:p>
          </table:table-cell>
          <table:table-cell table:style-name="ce25" office:value-type="float" office:value="4.07" calcext:value-type="float">
            <text:p><text:s text:c="3"/>4.07</text:p>
          </table:table-cell>
          <table:table-cell table:style-name="ce18" office:value-type="float" office:value="150044" calcext:value-type="float">
            <text:p><text:s text:c="3"/>150,044</text:p>
          </table:table-cell>
          <table:table-cell table:style-name="ce25" office:value-type="float" office:value="5.76" calcext:value-type="float">
            <text:p><text:s text:c="3"/>5.76</text:p>
          </table:table-cell>
          <table:table-cell table:style-name="ce18" office:value-type="float" office:value="286531" calcext:value-type="float">
            <text:p><text:s text:c="3"/>286,531</text:p>
          </table:table-cell>
          <table:table-cell table:style-name="ce25" office:value-type="float" office:value="11" calcext:value-type="float">
            <text:p><text:s text:c="3"/>11.00</text:p>
          </table:table-cell>
          <table:table-cell table:style-name="ce35" office:value-type="float" office:value="196006" calcext:value-type="float">
            <text:p><text:s text:c="3"/>196,006</text:p>
          </table:table-cell>
          <table:table-cell table:style-name="ce25" office:value-type="float" office:value="7.52" calcext:value-type="float">
            <text:p><text:s text:c="3"/>7.52</text:p>
          </table:table-cell>
          <table:table-cell table:style-name="ce42" office:value-type="float" office:value="2061124" calcext:value-type="float">
            <text:p><text:s text:c="3"/>2,061,124</text:p>
          </table:table-cell>
          <table:table-cell table:style-name="ce25" office:value-type="float" office:value="79.11" calcext:value-type="float">
            <text:p><text:s text:c="3"/>79.11</text:p>
          </table:table-cell>
          <table:table-cell table:style-name="ce35" office:value-type="float" office:value="330205" calcext:value-type="float">
            <text:p><text:s text:c="3"/>330,205</text:p>
          </table:table-cell>
          <table:table-cell table:style-name="ce51" office:value-type="float" office:value="12.67" calcext:value-type="float">
            <text:p><text:s text:c="3"/>12.67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9415" calcext:value-type="float">
            <text:p><text:s text:c="3"/>1,529,415</text:p>
          </table:table-cell>
          <table:table-cell table:style-name="ce18" office:value-type="float" office:value="59679" calcext:value-type="float">
            <text:p><text:s text:c="3"/>59,679</text:p>
          </table:table-cell>
          <table:table-cell table:style-name="ce25" office:value-type="float" office:value="3.9" calcext:value-type="float">
            <text:p><text:s text:c="3"/>3.90</text:p>
          </table:table-cell>
          <table:table-cell table:style-name="ce18" office:value-type="float" office:value="86883" calcext:value-type="float">
            <text:p><text:s text:c="3"/>86,883</text:p>
          </table:table-cell>
          <table:table-cell table:style-name="ce25" office:value-type="float" office:value="5.68" calcext:value-type="float">
            <text:p><text:s text:c="3"/>5.68</text:p>
          </table:table-cell>
          <table:table-cell table:style-name="ce18" office:value-type="float" office:value="172953" calcext:value-type="float">
            <text:p><text:s text:c="3"/>172,953</text:p>
          </table:table-cell>
          <table:table-cell table:style-name="ce25" office:value-type="float" office:value="11.31" calcext:value-type="float">
            <text:p><text:s text:c="3"/>11.31</text:p>
          </table:table-cell>
          <table:table-cell table:style-name="ce35" office:value-type="float" office:value="122329" calcext:value-type="float">
            <text:p><text:s text:c="3"/>122,329</text:p>
          </table:table-cell>
          <table:table-cell table:style-name="ce25" office:value-type="float" office:value="8" calcext:value-type="float">
            <text:p><text:s text:c="3"/>8.00</text:p>
          </table:table-cell>
          <table:table-cell table:style-name="ce42" office:value-type="float" office:value="1194536" calcext:value-type="float">
            <text:p><text:s text:c="3"/>1,194,536</text:p>
          </table:table-cell>
          <table:table-cell table:style-name="ce25" office:value-type="float" office:value="78.1" calcext:value-type="float">
            <text:p><text:s text:c="3"/>78.10</text:p>
          </table:table-cell>
          <table:table-cell table:style-name="ce35" office:value-type="float" office:value="154027" calcext:value-type="float">
            <text:p><text:s text:c="3"/>154,027</text:p>
          </table:table-cell>
          <table:table-cell table:style-name="ce51" office:value-type="float" office:value="10.07" calcext:value-type="float">
            <text:p><text:s text:c="3"/>10.07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105732" calcext:value-type="float">
            <text:p><text:s text:c="3"/>105,732</text:p>
          </table:table-cell>
          <table:table-cell table:style-name="ce18" office:value-type="float" office:value="5344" calcext:value-type="float">
            <text:p><text:s text:c="3"/>5,344</text:p>
          </table:table-cell>
          <table:table-cell table:style-name="ce25" office:value-type="float" office:value="5.05" calcext:value-type="float">
            <text:p><text:s text:c="3"/>5.05</text:p>
          </table:table-cell>
          <table:table-cell table:style-name="ce18" office:value-type="float" office:value="6901" calcext:value-type="float">
            <text:p><text:s text:c="3"/>6,901</text:p>
          </table:table-cell>
          <table:table-cell table:style-name="ce25" office:value-type="float" office:value="6.53" calcext:value-type="float">
            <text:p><text:s text:c="3"/>6.53</text:p>
          </table:table-cell>
          <table:table-cell table:style-name="ce18" office:value-type="float" office:value="11351" calcext:value-type="float">
            <text:p><text:s text:c="3"/>11,351</text:p>
          </table:table-cell>
          <table:table-cell table:style-name="ce25" office:value-type="float" office:value="10.74" calcext:value-type="float">
            <text:p><text:s text:c="3"/>10.74</text:p>
          </table:table-cell>
          <table:table-cell table:style-name="ce35" office:value-type="float" office:value="6585" calcext:value-type="float">
            <text:p><text:s text:c="3"/>6,585</text:p>
          </table:table-cell>
          <table:table-cell table:style-name="ce25" office:value-type="float" office:value="6.23" calcext:value-type="float">
            <text:p><text:s text:c="3"/>6.23</text:p>
          </table:table-cell>
          <table:table-cell table:style-name="ce42" office:value-type="float" office:value="84749" calcext:value-type="float">
            <text:p><text:s text:c="3"/>84,749</text:p>
          </table:table-cell>
          <table:table-cell table:style-name="ce25" office:value-type="float" office:value="80.15" calcext:value-type="float">
            <text:p><text:s text:c="3"/>80.15</text:p>
          </table:table-cell>
          <table:table-cell table:style-name="ce35" office:value-type="float" office:value="12503" calcext:value-type="float">
            <text:p><text:s text:c="3"/>12,503</text:p>
          </table:table-cell>
          <table:table-cell table:style-name="ce51" office:value-type="float" office:value="11.83" calcext:value-type="float">
            <text:p><text:s text:c="3"/>11.8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95783" calcext:value-type="float">
            <text:p><text:s text:c="3"/>95,783</text:p>
          </table:table-cell>
          <table:table-cell table:style-name="ce17" office:value-type="float" office:value="4835" calcext:value-type="float">
            <text:p><text:s text:c="3"/>4,835</text:p>
          </table:table-cell>
          <table:table-cell table:style-name="ce26" office:value-type="float" office:value="5.05" calcext:value-type="float">
            <text:p><text:s text:c="3"/>5.05</text:p>
          </table:table-cell>
          <table:table-cell table:style-name="ce17" office:value-type="float" office:value="6250" calcext:value-type="float">
            <text:p><text:s text:c="3"/>6,250</text:p>
          </table:table-cell>
          <table:table-cell table:style-name="ce26" office:value-type="float" office:value="6.53" calcext:value-type="float">
            <text:p><text:s text:c="3"/>6.53</text:p>
          </table:table-cell>
          <table:table-cell table:style-name="ce17" office:value-type="float" office:value="10190" calcext:value-type="float">
            <text:p><text:s text:c="3"/>10,190</text:p>
          </table:table-cell>
          <table:table-cell table:style-name="ce26" office:value-type="float" office:value="10.64" calcext:value-type="float">
            <text:p><text:s text:c="3"/>10.64</text:p>
          </table:table-cell>
          <table:table-cell table:style-name="ce34" office:value-type="float" office:value="5930" calcext:value-type="float">
            <text:p><text:s text:c="3"/>5,930</text:p>
          </table:table-cell>
          <table:table-cell table:style-name="ce26" office:value-type="float" office:value="6.19" calcext:value-type="float">
            <text:p><text:s text:c="3"/>6.19</text:p>
          </table:table-cell>
          <table:table-cell table:style-name="ce41" office:value-type="float" office:value="76883" calcext:value-type="float">
            <text:p><text:s text:c="3"/>76,883</text:p>
          </table:table-cell>
          <table:table-cell table:style-name="ce26" office:value-type="float" office:value="80.27" calcext:value-type="float">
            <text:p><text:s text:c="3"/>80.27</text:p>
          </table:table-cell>
          <table:table-cell table:style-name="ce34" office:value-type="float" office:value="11557" calcext:value-type="float">
            <text:p><text:s text:c="3"/>11,557</text:p>
          </table:table-cell>
          <table:table-cell table:style-name="ce52" office:value-type="float" office:value="12.07" calcext:value-type="float">
            <text:p><text:s text:c="3"/>12.07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949" calcext:value-type="float">
            <text:p><text:s text:c="3"/>9,949</text:p>
          </table:table-cell>
          <table:table-cell table:style-name="ce19" office:value-type="float" office:value="509" calcext:value-type="float">
            <text:p><text:s text:c="3"/>509</text:p>
          </table:table-cell>
          <table:table-cell table:style-name="ce27" office:value-type="float" office:value="5.12" calcext:value-type="float">
            <text:p><text:s text:c="3"/>5.12</text:p>
          </table:table-cell>
          <table:table-cell table:style-name="ce19" office:value-type="float" office:value="651" calcext:value-type="float">
            <text:p><text:s text:c="3"/>651</text:p>
          </table:table-cell>
          <table:table-cell table:style-name="ce27" office:value-type="float" office:value="6.54" calcext:value-type="float">
            <text:p><text:s text:c="3"/>6.54</text:p>
          </table:table-cell>
          <table:table-cell table:style-name="ce19" office:value-type="float" office:value="1161" calcext:value-type="float">
            <text:p><text:s text:c="3"/>1,161</text:p>
          </table:table-cell>
          <table:table-cell table:style-name="ce27" office:value-type="float" office:value="11.67" calcext:value-type="float">
            <text:p><text:s text:c="3"/>11.67</text:p>
          </table:table-cell>
          <table:table-cell table:style-name="ce36" office:value-type="float" office:value="655" calcext:value-type="float">
            <text:p><text:s text:c="3"/>655</text:p>
          </table:table-cell>
          <table:table-cell table:style-name="ce27" office:value-type="float" office:value="6.58" calcext:value-type="float">
            <text:p><text:s text:c="3"/>6.58</text:p>
          </table:table-cell>
          <table:table-cell table:style-name="ce43" office:value-type="float" office:value="7866" calcext:value-type="float">
            <text:p><text:s text:c="3"/>7,866</text:p>
          </table:table-cell>
          <table:table-cell table:style-name="ce27" office:value-type="float" office:value="79.06" calcext:value-type="float">
            <text:p><text:s text:c="3"/>79.06</text:p>
          </table:table-cell>
          <table:table-cell table:style-name="ce36" office:value-type="float" office:value="946" calcext:value-type="float">
            <text:p><text:s text:c="3"/>946</text:p>
          </table:table-cell>
          <table:table-cell table:style-name="ce53" office:value-type="float" office:value="9.51" calcext:value-type="float">
            <text:p><text:s text:c="3"/>9.51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8" table:number-columns-repeated="7"/>
          <table:table-cell table:style-name="ce44" office:value-type="string" calcext:value-type="string" table:number-columns-spanned="4" table:number-rows-spanned="1">
            <text:p><text:s text:c="6"/>內政部戶政司 民國99年9月7日編製</text:p>
          </table:table-cell>
          <table:covered-table-cell table:number-columns-repeated="3" table:style-name="ce45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1:.$V$44]"/>
        <table:named-expression table:name="rd_t9607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8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9-07T11:17:33</meta:creation-date>
    <dc:creator>user</dc:creator>
    <dc:date>2010-09-07T11:17:51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